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9637431176F402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1282" officeooo:paragraph-rsid="001e1282"/>
    </style:style>
    <style:style style:name="P2" style:family="paragraph" style:parent-style-name="Standard">
      <style:paragraph-properties fo:text-align="start" style:justify-single-word="false"/>
      <style:text-properties officeooo:rsid="001e1282" officeooo:paragraph-rsid="001e128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W5</text:p>
      <text:p text:style-name="P1">Part 2</text:p>
      <text:p text:style-name="P1"/>
      <text:p text:style-name="P2">Link: https://arcg.is/0Cbq1m</text:p>
      <text:p text:style-name="P1"/>
      <text:p text:style-name="P2"><draw:frame draw:style-name="fr1" draw:name="Image1" text:anchor-type="char" svg:width="6.9252in" svg:height="3.8953in" draw:z-index="0"><draw:image xlink:href="Pictures/1000000000000780000004389637431176F4028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6:34:22.280208874</meta:creation-date>
    <dc:date>2022-03-22T16:39:26.466671050</dc:date>
    <meta:editing-duration>PT5M4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3" meta:word-count="5" meta:character-count="37" meta:non-whitespace-character-count="35"/>
  </office:meta>
</office:document-meta>
</file>